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13_01-34-1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13_07-43-1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12_20-55-4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13_13-26-4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0-13_19-06-22_000.jpg</text:p>
          </table:table-cell>
          <table:table-cell table:style-name="ce20" office:value-type="string">
            <text:p>:m :篠笛,shinobue #*# / session-memo:session-1 / p.1:genre=melody:前回、和調な曲。続き,R=1,musescore=~ \\\ p.1:②:genre=melody,R=2,musescore=~ \\\ p.2:①:genre=review:2022-10-12_p-2①,musescore=~ \\\ p.2:②:genre=melody,key=h-7h(A),musescore=~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13_18-33-38_000.mp4</text:p>
          </table:table-cell>
          <table:table-cell table:style-name="ce27" office:value-type="string">
            <text:p>:VIDEO / @自室 / 記録 / jap.flute / 演奏、play / R=1 / genre=melody:japanese-trad,record,file-piece-id=~,memo=+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VIDEO / @自室 / 記録 / jap.flute / 演奏、play / R=1 / genre=melody:japanese-trad,record,file-piece-id=~,memo=+,session=hour-18,other=~ / follow~">
            <text:p>:VIDEO / @自室 / 記録 / jap.flute / 演奏、play / R=1 / genre=melody:japanese-trad,record,file-piece-id=~,memo=+,session=hour-18,other=~ / follow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13_18-34-38_000.mp4</text:p>
          </table:table-cell>
          <table:table-cell table:style-name="ce27" office:value-type="string">
            <text:p>:VIDEO / @自室 / 記録 / jap.flute / 演奏、play / R=2 / genre=melody:japanese-trad,record,file-piece-id=~,memo=+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2 / genre=melody:japanese-trad,record,file-piece-id=~,memo=+,session=hour-18,other=~ / follow~">
            <text:p>:VIDEO / @自室 / 記録 / jap.flute / 演奏、play / R=2 / genre=melody:japanese-trad,record,file-piece-id=~,memo=+,session=hour-18,other=~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0-13_19-01-46_000.mp4</text:p>
          </table:table-cell>
          <table:table-cell table:style-name="ce20" office:value-type="string">
            <text:p>:VIDEO / @自室 / 記録 / jap.flute / 演奏、play / R=3 / genre=melody:japanese-trad,record,file-piece-id=~,memo=~,session=hour-19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3 / genre=melody:japanese-trad,record,file-piece-id=~,memo=~,session=hour-19,other=~ / follow~">
            <text:p>:VIDEO / @自室 / 記録 / jap.flute / 演奏、play / R=3 / genre=melody:japanese-trad,record,file-piece-id=~,memo=~,session=hour-19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9" table:contains-header="false">
          <table:sort>
            <table:sort-by table:field-number="7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4">2022/10/14</text:date>, <text:time>10:2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4T10:28:31.22</dc:date>
    <dc:creator>iwabuchi ken</dc:creator>
    <meta:editing-duration>P49DT19H49M11S</meta:editing-duration>
    <meta:editing-cycles>16246</meta:editing-cycles>
    <meta:document-statistic meta:table-count="2" meta:cell-count="910" meta:object-count="0"/>
    <meta:user-defined meta:name="qrichtext">1</meta:user-defined>
  </office:meta>
</office:document-meta>
</file>